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C000004ECEB6F51D17B7264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pheaval Pro" svg:font-family="'Upheaval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Upheaval Pro" fo:font-size="88pt" style:font-size-asian="88pt" style:font-size-complex="88pt"/>
    </style:style>
    <style:style style:name="T1" style:family="text">
      <style:text-properties fo:color="#2f4f4f" style:text-outline="true" style:font-name="Upheaval Pro" fo:font-size="170.199996948242pt" fo:letter-spacing="0.06cm" fo:text-shadow="1pt 1pt" style:font-size-asian="170.199996948242pt" style:font-size-complex="170.199996948242pt"/>
    </style:style>
    <style:style style:name="T2" style:family="text">
      <style:text-properties fo:color="#2f4f4f" style:text-outline="true" style:font-name="Upheaval Pro" fo:font-size="154.699996948242pt" fo:letter-spacing="0.06cm" fo:text-shadow="1pt 1pt" style:font-size-asian="154.699996948242pt" style:font-size-complex="154.699996948242pt"/>
    </style:style>
    <style:style style:name="T3" style:family="text">
      <style:text-properties fo:color="#2f4f4f" style:text-outline="true" style:font-name="Upheaval Pro" fo:font-size="72pt" fo:letter-spacing="0.06cm" fo:text-shadow="1pt 1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589cm" svg:height="19.589cm" svg:x="1.001cm" svg:y="4.779cm">
          <draw:image xlink:href="Pictures/10000000000004EC000004ECEB6F51D17B7264A3.png" xlink:type="simple" xlink:show="embed" xlink:actuate="onLoad">
            <text:p text:style-name="P1"><text:span text:style-name="T1">Soft</text:span><text:span text:style-name="T2"><text:line-break/></text:span><text:span text:style-name="T2">state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pheaval Pro" svg:font-family="'Upheaval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25T14:16:08.191120578</dc:date>
    <meta:editing-duration>PT1M53S</meta:editing-duration>
    <meta:editing-cycles>1</meta:editing-cycles>
    <meta:document-statistic meta:object-count="1"/>
    <meta:generator>LibreOffice/6.0.7.3$Linux_X86_64 LibreOffice_project/00m0$Build-3</meta:generator>
  </office:meta>
</office:document-meta>
</file>